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112.55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122.0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Conferencia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7" table:default-cell-style-name="ce9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1)</text:p>
          </table:table-cell>
          <table:table-cell table:style-name="ce1" office:value-type="string" calcext:value-type="string">
            <text:p>Selecao(2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putTracer</text:p>
          </table:table-cell>
          <table:table-cell/>
          <table:table-cell office:value-type="string" calcext:value-type="string">
            <text:p>http://www.ida.liu.se/divisions/adit/security/InputTra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erencia ASE" table:style-name="ta1">
        <office:forms form:automatic-focus="false" form:apply-design-mode="false"/>
        <table:table-column table:style-name="co7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1017" table:default-cell-style-name="ce9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1)</text:p>
          </table:table-cell>
          <table:table-cell table:style-name="ce1" office:value-type="string" calcext:value-type="string">
            <text:p>Selecao(2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0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table:style-name="ce7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70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0:49:17.8596399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3:31:15.819568093</meta:creation-date>
    <dc:date>2016-10-06T14:18:43.022182743</dc:date>
    <meta:editing-duration>P1DT5H17M18S</meta:editing-duration>
    <meta:editing-cycles>208</meta:editing-cycles>
    <meta:generator>LibreOffice/5.2.0.4$Linux_X86_64 LibreOffice_project/20m0$Build-4</meta:generator>
    <meta:document-statistic meta:table-count="2" meta:cell-count="7858" meta:object-count="0"/>
  </office:meta>
</office:document-meta>
</file>